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2pt" style:font-size-asian="12pt" style:font-size-complex="12pt"/>
    </style:style>
    <style:style style:name="P2" style:family="paragraph" style:parent-style-name="Standard">
      <style:text-properties fo:color="#000000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text-properties fo:color="#000000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text-position="0% 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fo:color="#000000" style:text-position="0% 10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fo:font-size="12pt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text-line-through-style="none" style:text-position="0% 100%" style:font-name="Times New Roman" fo:letter-spacing="normal" fo:font-style="normal" style:text-underline-style="none" fo:font-weight="normal" style:text-blinking="false" style:font-weight-asian="normal" style:font-weight-complex="normal"/>
    </style:style>
    <style:style style:name="T6" style:family="text">
      <style:text-properties fo:font-variant="normal" fo:text-transform="none" style:text-line-through-style="none" style:text-position="0% 100%" style:font-name="Times New Roman" fo:letter-spacing="norm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style:text-line-through-style="none" style:text-position="0% 100%" style:font-name="Times New Roman" fo:letter-spacing="normal" fo:font-style="normal" style:text-underline-style="none" style:text-blinking="false"/>
    </style:style>
    <style:style style:name="T8" style:family="text">
      <style:text-properties fo:font-variant="normal" fo:text-transform="none" style:text-line-through-style="none" style:text-position="0% 100%" style:font-name="Times New Roman" fo:letter-spacing="normal" fo:font-style="normal" style:text-underline-style="none" fo:font-weight="bold" style:text-blinking="false" style:font-weight-asian="bold" style:font-weight-complex="bold"/>
    </style:style>
    <style:style style:name="T9" style:family="text">
      <style:text-properties fo:font-variant="normal" fo:text-transform="none" style:text-line-through-style="none" style:text-position="0% 100%" style:font-name="Times New Roman" fo:letter-spacing="normal" fo:font-style="italic" style:text-underline-style="none" fo:font-weight="normal" style:text-blinking="false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style:text-line-through-style="none" style:text-position="0% 100%" style:font-name="Times New Roman" fo:letter-spacing="normal" style:text-underline-style="none" fo:font-weight="normal" style:text-blinking="false" style:font-weight-asian="normal" style:font-weight-complex="normal"/>
    </style:style>
    <style:style style:name="T11" style:family="text">
      <style:text-properties fo:font-variant="normal" fo:text-transform="none" style:text-line-through-style="none" style:text-position="super 58%" style:font-name="Times New Roman" fo:letter-spacing="normal" style:text-underline-style="none" fo:font-weight="normal" style:text-blinking="false" style:font-weight-asian="normal" style:font-weight-complex="normal"/>
    </style:style>
    <style:style style:name="T12" style:family="text">
      <style:text-properties fo:font-variant="normal" fo:text-transform="none" style:text-line-through-style="none" style:font-name="Times New Roman" fo:letter-spacing="normal" style:text-underline-style="none" fo:font-weight="normal" style:text-blinking="false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Stops</text:span></text:p>
      <text:p text:style-name="P1">/p/~[\phi]~[p<text:span text:style-name="T1">w</text:span><text:span text:style-name="T2">]</text:span></text:p>
      <text:p text:style-name="P1">/b/~[b<text:span text:style-name="T1">w</text:span><text:span text:style-name="T2">]</text:span></text:p>
      <text:p text:style-name="P1">/t/</text:p>
      <text:p text:style-name="P1">/d/</text:p>
      <text:p text:style-name="P1">/k/</text:p>
      <text:p text:style-name="P1">/g/</text:p>
      <text:p text:style-name="P1"><text:span text:style-name="T2">/h/ (sometimes heard as [x])</text:span></text:p>
      <text:p text:style-name="P1">/k<text:span text:style-name="T1">w</text:span>/ (as in @rmatokw)</text:p>
      <text:p text:style-name="P1">/g<text:span text:style-name="T1">w</text:span><text:span text:style-name="T2">/ </text:span></text:p>
      <text:p text:style-name="P1"><text:span text:style-name="T2">/h</text:span><text:span text:style-name="T1">w</text:span><text:span text:style-name="T2">/</text:span></text:p>
      <text:p text:style-name="P1"><text:span text:style-name="T2"/></text:p>
      <text:p text:style-name="P2"><text:span text:style-name="T2">Nasals</text:span></text:p>
      <text:p text:style-name="P2"><text:span text:style-name="T3">/m/ /n/ /</text:span><text:span text:style-name="T3">ɲ</text:span><text:span text:style-name="T3">/</text:span></text:p>
      <text:p text:style-name="P2"><text:span text:style-name="T3"/></text:p>
      <text:p text:style-name="P2"><text:span text:style-name="T2">Fricatives</text:span></text:p>
      <text:p text:style-name="P2"><text:span text:style-name="T3">/s/</text:span></text:p>
      <text:p text:style-name="P2"><text:span text:style-name="T3"/></text:p>
      <text:p text:style-name="P2"><text:span text:style-name="T2">Affricates</text:span></text:p>
      <text:p text:style-name="P2"><text:span text:style-name="T5">/č/ /</text:span><text:span text:style-name="T5">ǰ/</text:span></text:p>
      <text:p text:style-name="P2"><text:span text:style-name="T3"/></text:p>
      <text:p text:style-name="P2"><text:span text:style-name="T2">Liquids/Glides</text:span></text:p>
      <text:p text:style-name="P1"><text:span text:style-name="T5">/y/ </text:span><text:span text:style-name="T9">(/w/)</text:span><text:span text:style-name="T5"> /r/ /l/</text:span></text:p>
      <text:p text:style-name="P7"><text:span text:style-name="T5"/></text:p>
      <text:p text:style-name="P1"><text:span text:style-name="T5"/></text:p>
      <text:p text:style-name="P2"><text:span text:style-name="T7">Vowels</text:span></text:p>
      <text:p text:style-name="P2"><text:span text:style-name="T5"/></text:p>
      <text:p text:style-name="P2"><text:span text:style-name="T5">/i/ /ɨ/ /u/</text:span></text:p>
      <text:p text:style-name="P2"><text:span text:style-name="T5">/e/ /ə/ /o/</text:span></text:p>
      <text:p text:style-name="P2"><text:span text:style-name="T5"><text:s text:c="5"/>/a/</text:span></text:p>
      <text:p text:style-name="P2"><text:span text:style-name="T5"/></text:p>
      <text:p text:style-name="P2"><text:span text:style-name="T5">/ɨ/ can round</text:span></text:p>
      <text:p text:style-name="P2"><text:span text:style-name="T5">/ə/ can round</text:span></text:p>
      <text:p text:style-name="P2"><text:span text:style-name="T5">/a/ can round</text:span></text:p>
      <text:p text:style-name="P2"><text:span text:style-name="T5"/></text:p>
      <text:p text:style-name="P2"><text:span text:style-name="T7">Diphthongs</text:span></text:p>
      <text:p text:style-name="P4"><text:span text:style-name="T7">d</text:span><text:span text:style-name="T8">ou</text:span><text:span text:style-name="T7">k</text:span></text:p>
      <text:p text:style-name="P4"><text:span text:style-name="T7">ruah</text:span><text:span text:style-name="T8">ae</text:span><text:span text:style-name="T7">p </text:span></text:p>
      <text:p text:style-name="P2"><text:span text:style-name="T7">ei</text:span><text:span text:style-name="T5">k</text:span></text:p>
      <text:p text:style-name="P2"><text:span text:style-name="T7">ai</text:span></text:p>
      <text:p text:style-name="P2"><text:span text:style-name="T7">au </text:span><text:span text:style-name="T5">(pupur</text:span><text:span text:style-name="T7">au</text:span><text:span text:style-name="T5">)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>Hints:</text:span></text:p>
      <text:p text:style-name="P3"><text:span text:style-name="T10">numbat</text:span><text:span text:style-name="T6">, </text:span><text:span text:style-name="T10">numbag</text:span><text:span text:style-name="T11">w</text:span></text:p>
      <text:p text:style-name="P5"><text:span text:style-name="T12">worubai*i</text:span></text:p>
      <text:p text:style-name="P5"><text:span text:style-name="T12">kweyetu</text:span></text:p>
      <text:p text:style-name="P6"><text:span text:style-name="T12">Some classes of nouns are defined phonologically (“r-final nouns”)</text:span></text:p>
      <text:p text:style-name="P6"><text:span text:style-name="T12">“Most words for male humans end with an 'n'”.</text:span></text:p>
      <text:p text:style-name="P5"><text:span text:style-name="T12">cheyoru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6:07:55</meta:creation-date>
    <meta:generator>LibreOffice/3.5$Linux_X86_64 LibreOffice_project/350m1$Build-2</meta:generator>
    <dc:date>2015-02-23T16:53:06</dc:date>
    <meta:editing-duration>PT36M4S</meta:editing-duration>
    <meta:editing-cycles>12</meta:editing-cycles>
    <meta:document-statistic meta:table-count="0" meta:image-count="0" meta:object-count="0" meta:page-count="1" meta:paragraph-count="39" meta:word-count="80" meta:character-count="446" meta:non-whitespace-character-count="398"/>
  </office:meta>
</office:document-meta>
</file>